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 Daventry</text:p>
      <text:p text:style-name="P1">----------------------------</text:p>
      <text:p text:style-name="P1">Dave is a good friend of mine</text:p>
      <text:p text:style-name="P1">we met over the course of a climb</text:p>
      <text:p text:style-name="P1">and a fine wine</text:p>
      <text:p text:style-name="P1">and something about Germans singing</text:p>
      <text:p text:style-name="P1">there is no beer in my stein</text:p>
      <text:p text:style-name="Standard"/>
      <text:p text:style-name="P1">Mel is a girl who is pretty dam swell</text:p>
      <text:p text:style-name="P1">the first time we meet</text:p>
      <text:p text:style-name="P1">was to evict a Frenchie who was all taught and stenchie.</text:p>
      <text:p text:style-name="P1">She is the master chef with a vegetable cleft</text:p>
      <text:p text:style-name="P1">who could rustle a meal fit for a navy seal</text:p>
      <text:p text:style-name="Standard"/>
      <text:p text:style-name="P1">Time went on and our friendship grew strong</text:p>
      <text:p text:style-name="P1">a cat theme would become</text:p>
      <text:p text:style-name="P1">introduce you to a young man who would pass</text:p>
      <text:p text:style-name="P1">all his time in the grass</text:p>
      <text:p text:style-name="P1">the coat of grey and meow that says hey..”feed me now”</text:p>
      <text:p text:style-name="P1">a penchant for salmon and sitting at dinner was “oh so heaven”</text:p>
      <text:p text:style-name="P1">he would nibble on caviear or leak soup</text:p>
      <text:p text:style-name="P1">it didn't matter as long as his paws were in the coup</text:p>
      <text:p text:style-name="P1">some would say simply a cat</text:p>
      <text:p text:style-name="P1">but this little man was more than that..</text:p>
      <text:p text:style-name="Standard"/>
      <text:p text:style-name="P1">This brings me to another spot</text:p>
      <text:p text:style-name="P1">the elaborate dinners and the finest shivers....regal that is</text:p>
      <text:p text:style-name="P1">and a martini that would rock your socks</text:p>
      <text:p text:style-name="P1">lawyers and geologists make for great debate</text:p>
      <text:p text:style-name="P1">whether it be on “how to date” or the chemical structure of Tetrafluoroborate</text:p>
      <text:p text:style-name="P1">dinners were but one</text:p>
      <text:p text:style-name="P1">I could sit and drum on </text:p>
      <text:p text:style-name="P1">but to continue my spiel I need to regale</text:p>
      <text:p text:style-name="P1">even more of a deal.</text:p>
      <text:p text:style-name="Standard"/>
      <text:p text:style-name="P1">Weekend time was a fav of mine</text:p>
      <text:p text:style-name="P1">Andy, Dave and Ian</text:p>
      <text:p text:style-name="P1">free to roam the ancient museums</text:p>
      <text:p text:style-name="P1">of rock with rope</text:p>
      <text:p text:style-name="P1">and loads of hope</text:p>
      <text:p text:style-name="P1">we built up a friendship</text:p>
      <text:p text:style-name="P1">that relied on each other</text:p>
      <text:p text:style-name="P1">for not to watch each others derrières</text:p>
      <text:p text:style-name="P1">would almost mean certain....well lets not say say shall we</text:p>
      <text:p text:style-name="P1">as mothers and fathers would not care that their boys were hanging in the air</text:p>
      <text:p text:style-name="P1">by cords of nylon</text:p>
      <text:p text:style-name="P1">powered by the juice of guava atoms</text:p>
      <text:p text:style-name="P1"/>
      <text:p text:style-name="P1"/>
      <text:p text:style-name="P1"><text:soft-page-break/></text:p>
      <text:p text:style-name="P1">So between the couriered tin of biscuits</text:p>
      <text:p text:style-name="P1">across the poles</text:p>
      <text:p text:style-name="P1">I started to watch a romance unfold</text:p>
      <text:p text:style-name="P1">the man of ginger sing</text:p>
      <text:p text:style-name="P1">started to fall in love with his brunette wing</text:p>
      <text:p text:style-name="P1">Nothing was more sure</text:p>
      <text:p text:style-name="P1">than during an adventure in the great outdoors</text:p>
      <text:p text:style-name="P1">this brunette maiden became stranded</text:p>
      <text:p text:style-name="P1">crying for the help of her mate who was grounded</text:p>
      <text:p text:style-name="P1">"let me down good sir" her cry would foul</text:p>
      <text:p text:style-name="P1">straight back would come, "not until you show me how"</text:p>
      <text:p text:style-name="Standard"/>
      <text:p text:style-name="P1">Now I'm not sure how many have witnessed</text:p>
      <text:p text:style-name="P1">this endearing business</text:p>
      <text:p text:style-name="P1">but what a site</text:p>
      <text:p text:style-name="P1">this couples delight</text:p>
      <text:p text:style-name="P1">in climbing love at first site</text:p>
      <text:p text:style-name="P1">of course climbing wasn't everything</text:p>
      <text:p text:style-name="P1">the good books, the farmers delight</text:p>
      <text:p text:style-name="P1">or the enormous amounts of candlelight</text:p>
      <text:p text:style-name="P1">this couple is sure to stay together</text:p>
      <text:p text:style-name="Standard"/>
      <text:p text:style-name="Standard"><text:span text:style-name="T1">Not to rattle on, I plan to finish this song</text:span></text:p>
      <text:p text:style-name="P1">but first you must know</text:p>
      <text:p text:style-name="P1">that this girl and this boy are special to me</text:p>
      <text:p text:style-name="P1">2 best buddies who will never break</text:p>
      <text:p text:style-name="P1">the friendship stake</text:p>
      <text:p text:style-name="P1">and in Mel never have I seen such joy</text:p>
      <text:p text:style-name="P1">when her boy strides in and says oi</text:p>
      <text:p text:style-name="P1">or when Mel rides in on her fancy machine</text:p>
      <text:p text:style-name="P1">that David dances to his feet with a gleam</text:p>
      <text:p text:style-name="P1">these two are a match in heaven</text:p>
      <text:p text:style-name="P1">to be together for eleven</text:p>
      <text:p text:style-name="P1">I ran out of rhyme</text:p>
      <text:p text:style-name="Standard"><text:span text:style-name="T1">but this p</text:span><text:span text:style-name="T2">rerogative</text:span><text:span text:style-name="T1"> is mine</text:span></text:p>
      <text:p text:style-name="P1"/>
      <text:p text:style-name="P1">Whether it be science or the unknown</text:p>
      <text:p text:style-name="P1">this girl captured her drone</text:p>
      <text:p text:style-name="P1">she was cool and quick</text:p>
      <text:p text:style-name="P1">but not for his wit</text:p>
      <text:p text:style-name="P1">and looses the hypen from her name</text:p>
      <text:p text:style-name="P1">in order to make Biggs tame.</text:p>
      <text:p text:style-name="Standard"/>
      <text:p text:style-name="P1">Lets get this party started</text:p>
      <text:p text:style-name="P1">and get to the dance floor</text:p>
      <text:p text:style-name="P1">cause after all.....</text:p>
      <text:p text:style-name="P1">its nearly 12 o'clock Dave..!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</meta:initial-creator>
    <meta:creation-date>2012-10-15T21:50:45</meta:creation-date>
    <dc:date>2012-10-15T23:51:47</dc:date>
    <dc:creator>ian </dc:creator>
    <meta:editing-duration>PT2H1M4S</meta:editing-duration>
    <meta:editing-cycles>16</meta:editing-cycles>
    <meta:generator>LibreOffice/3.4$Unix LibreOffice_project/340m1$Build-502</meta:generator>
    <meta:document-statistic meta:table-count="0" meta:image-count="0" meta:object-count="0" meta:page-count="2" meta:paragraph-count="86" meta:word-count="579" meta:character-count="2908" meta:non-whitespace-character-count="2414"/>
  </office:meta>
</office:document-meta>
</file>